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35e0a" officeooo:paragraph-rsid="00035e0a" style:font-weight-asian="bold" style:font-weight-complex="bold"/>
    </style:style>
    <style:style style:name="P2" style:family="paragraph" style:parent-style-name="Standard">
      <style:text-properties fo:font-weight="normal" officeooo:rsid="00035e0a" officeooo:paragraph-rsid="00035e0a" style:font-weight-asian="normal" style:font-weight-complex="normal"/>
    </style:style>
    <style:style style:name="P3" style:family="paragraph" style:parent-style-name="Standard">
      <style:text-properties fo:font-weight="normal" officeooo:rsid="00035e0a" officeooo:paragraph-rsid="00035e0a" style:font-weight-asian="normal" style:font-weight-complex="normal"/>
    </style:style>
    <style:style style:name="P4" style:family="paragraph" style:parent-style-name="Standard">
      <style:text-properties officeooo:rsid="00035e0a" officeooo:paragraph-rsid="00035e0a"/>
    </style:style>
    <style:style style:name="P5" style:family="paragraph" style:parent-style-name="Standard">
      <style:text-properties fo:font-size="14pt" fo:font-weight="normal" officeooo:rsid="00035e0a" officeooo:paragraph-rsid="0004e1fe" style:font-size-asian="14pt" style:font-weight-asian="normal" style:font-size-complex="14pt" style:font-weight-complex="normal"/>
    </style:style>
    <style:style style:name="P6" style:family="paragraph" style:parent-style-name="Standard">
      <style:text-properties fo:font-size="14pt" fo:font-weight="normal" officeooo:rsid="00035e0a" officeooo:paragraph-rsid="00035e0a" style:font-size-asian="14pt" style:font-weight-asian="normal" style:font-size-complex="14pt" style:font-weight-complex="normal"/>
    </style:style>
    <style:style style:name="P7" style:family="paragraph" style:parent-style-name="Standard">
      <style:text-properties fo:font-size="14pt" fo:font-weight="normal" officeooo:rsid="00035e0a" officeooo:paragraph-rsid="0007a3f2" style:font-size-asian="14pt" style:font-weight-asian="normal" style:font-size-complex="14pt" style:font-weight-complex="normal"/>
    </style:style>
    <style:style style:name="P8" style:family="paragraph" style:parent-style-name="Standard">
      <style:text-properties fo:font-size="14pt" fo:font-weight="normal" officeooo:rsid="0004e1fe" officeooo:paragraph-rsid="0004e1fe" style:font-size-asian="14pt" style:font-weight-asian="normal" style:font-size-complex="14pt" style:font-weight-complex="normal"/>
    </style:style>
    <style:style style:name="T1" style:family="text">
      <style:text-properties officeooo:rsid="0004e1fe"/>
    </style:style>
    <style:style style:name="T2" style:family="text">
      <style:text-properties officeooo:rsid="00068e6c"/>
    </style:style>
    <style:style style:name="T3" style:family="text">
      <style:text-properties officeooo:rsid="0007a3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ssitutka<text:line-break/><text:line-break/></text:p>
      <text:p text:style-name="P2"/>
      <text:p text:style-name="P5">Web-tekniikoiden kurssityönä toteutetaan sovellus, joka hakee joukkoliikenteen ajoneuvojen reaaliaikaiset sijainnit ja tiedot. Projektissa pyritään hyödyntämään kaikkia kurssin aikana käytettyjä tekniikoita ammattimaisesti. Tiukan aikataulun vuoksi jotkin kurssityön tavoitteet voivat jäädä saavuttamatta.</text:p>
      <text:p text:style-name="P6"/>
      <text:p text:style-name="P8">Nettisivulla on pieni yläpalkki, josta käyttäjä voi muokata kartan ulkoasua ja näytettäviä kohteita. Jokainen kulkuneuvo näkyy kartalla kuvakkeena, joiden sijainti päivitetään muutaman sekunnin välein. Kuvakkeen päällä on myös kulkuneuvon numero. Kulkuneuvon kuvaketta painamalla ruudulle aukeaa infolaatikko joka kertoo tarkemmin kulkuneuvon tietoja.</text:p>
      <text:p text:style-name="P6"/>
      <text:p text:style-name="P8">Lopputyössä käytetään googlen maps- ja reittioppaan ja rajapintaa. Nettisivua varten luomme REST-apin josta tiedot ovat saatavissa, ilman että apien rajattu kutsumäärä <text:span text:style-name="T3">ylittyy</text:span>. Projektia varten kumpaankin palveluun luodaan kehittäjätunnus.</text:p>
      <text:p text:style-name="P8"/>
      <text:p text:style-name="P5">Sovellus toteutetaan moderneilla web-tekniikoilla single-page <text:span text:style-name="T1">aplikaaiona</text:span>. Kurssityön toteuttamiseen käytetään seuraavia kirjastoja ja tekniikoita: html, css, javascript, <text:s/>jquery, bootsrap, ajax, php <text:span text:style-name="T3">ja</text:span> MongoDB. Kurssityö toteutetaan cloud9 idellä ja <text:span text:style-name="T2">versionhallinta toteutetaan</text:span> gitlabi<text:span text:style-name="T3">lla</text:span>. </text:p>
      <text:p text:style-name="P5"/>
      <text:p text:style-name="P7">Kurssityön laatu pyritään pitämään korkealla kattavalla yksikkötestauksella, jonka tulisi kattaa yli 80% lopputyön koodista. <text:span text:style-name="T2">Javascriptin yksikkötestaus tehdään Jasminella ja php-koodi testataan PHPUnitilla. <text:s/>Nettisivun tietoturva totetutetaan tarkistamalla kaikki asiakas ja serveripuolelle tuleva data.</text:span></text:p>
      <text:p text:style-name="P2"/>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0:11:53.621862686</meta:creation-date>
    <dc:date>2016-04-27T09:32:53.761734723</dc:date>
    <meta:editing-duration>PT7M53S</meta:editing-duration>
    <meta:editing-cycles>2</meta:editing-cycles>
    <meta:generator>LibreOffice/5.0.5.2$Linux_x86 LibreOffice_project/00m0$Build-2</meta:generator>
    <meta:document-statistic meta:table-count="0" meta:image-count="0" meta:object-count="0" meta:page-count="1" meta:paragraph-count="6" meta:word-count="162" meta:character-count="1502" meta:non-whitespace-character-count="1341"/>
  </office:meta>
</office:document-meta>
</file>